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D0000028F4FDAC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 style:data-style-name="N0">
      <style:table-cell-properties style:vertical-align="" fo:padding="0.176cm" fo:border="0.035cm solid #000000"/>
    </style:style>
    <style:style style:name="Table1.B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Table2.3" style:family="table-row">
      <style:table-row-properties style:min-row-height="0.757cm" style:keep-together="true" fo:keep-together="auto"/>
    </style:style>
    <style:style style:name="Table2.A5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Table2.14" style:family="table-row">
      <style:table-row-properties style:min-row-height="1.023cm" style:keep-together="true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0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12" style:family="paragraph" style:parent-style-name="Standard">
      <style:paragraph-properties fo:line-height="100%" fo:orphans="0" fo:widows="0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3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15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loext:contextual-spacing="false" fo:margin-top="0.353cm" fo:margin-bottom="0cm" fo:line-height="100%"/>
    </style:style>
    <style:style style:name="P17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8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2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1" style:family="paragraph" style:parent-style-name="Text_20_body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22" style:family="paragraph" style:parent-style-name="Text_20_body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3" style:family="paragraph" style:parent-style-name="Title">
      <style:paragraph-properties loext:contextual-spacing="false" fo:margin-top="0cm" fo:margin-bottom="0.423cm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24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5" style:family="paragraph" style:parent-style-name="Text_20_body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6" style:family="paragraph" style:parent-style-name="Text_20_body">
      <style:paragraph-properties fo:line-height="100%" fo:orphans="0" fo:widows="0"/>
    </style:style>
    <style:style style:name="P27" style:family="paragraph" style:parent-style-name="Text_20_body">
      <style:text-properties style:font-name="Montserrat" fo:font-size="12pt" style:font-name-asian="Montserrat1" style:font-size-asian="12pt" style:font-name-complex="Montserrat1" style:font-size-complex="12pt"/>
    </style:style>
    <style:style style:name="P28" style:family="paragraph" style:parent-style-name="Text_20_body">
      <style:paragraph-properties fo:margin-top="0cm" fo:margin-bottom="0cm"/>
    </style:style>
    <style:style style:name="P29" style:family="paragraph" style:parent-style-name="Heading_20_2" style:list-style-name="WWNum3"/>
    <style:style style:name="P30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31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32" style:family="paragraph" style:parent-style-name="Heading_20_2" style:list-style-name="WWNum3" style:master-page-name="">
      <style:paragraph-properties style:page-number="auto"/>
    </style:style>
    <style:style style:name="P33" style:family="paragraph" style:parent-style-name="Title" style:master-page-name="Standard">
      <style:paragraph-properties loext:contextual-spacing="false" fo:margin-top="0cm" fo:margin-bottom="0.423cm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34" style:family="paragraph" style:parent-style-name="Standard">
      <style:paragraph-properties fo:line-height="100%" fo:orphans="0" fo:widows="0"/>
    </style:style>
    <style:style style:name="P3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8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0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41" style:family="paragraph" style:parent-style-name="Standard">
      <style:paragraph-properties fo:margin-left="1.27cm" fo:margin-right="0cm" fo:line-height="100%" fo:orphans="0" fo:widows="0" fo:text-indent="-0.635cm" style:auto-text-indent="false"/>
    </style:style>
    <style:style style:name="P42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43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fo:color="#800000" fo:font-weight="bold" style:font-weight-asian="bold" style:font-weight-complex="bold"/>
    </style:style>
    <style:style style:name="P44" style:family="paragraph" style:parent-style-name="Standard" style:list-style-name="L1">
      <style:paragraph-properties fo:margin-left="0cm" fo:margin-right="0cm" fo:line-height="100%" fo:orphans="0" fo:widows="0" fo:text-indent="0cm" style:auto-text-indent="false"/>
    </style:style>
    <style:style style:name="P45" style:family="paragraph" style:parent-style-name="Text_20_body" style:list-style-name="L2"/>
    <style:style style:name="P46" style:family="paragraph" style:parent-style-name="Text_20_body" style:list-style-name="L3"/>
    <style:style style:name="P47" style:family="paragraph" style:parent-style-name="Text_20_body" style:list-style-name="L4"/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P50" style:family="paragraph" style:parent-style-name="Text_20_body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4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5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/>
    </style:style>
    <style:style style:name="T10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plk5899mvlqq"/></text:p>
      <text:p text:style-name="P23"><text:bookmark text:name="_1jgtpi0w9ri"/>Spécifications techniques</text:p>
      <text:p text:style-name="P11">[Menu Maker + nom du client]</text:p>
      <text:p text:style-name="P4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float" office:value="1.1">
            <text:p text:style-name="P8">1,1</text:p>
          </table:table-cell>
          <table:table-cell table:style-name="Table1.B2" office:value-type="string">
            <text:p text:style-name="P8">Mounir</text:p>
          </table:table-cell>
          <table:table-cell table:style-name="Table1.C2" office:value-type="date" office:date-value="2025-07-25">
            <text:p text:style-name="P8">25/07/25</text:p>
          </table:table-cell>
          <table:table-cell table:style-name="Table1.B2" office:value-type="string">
            <text:p text:style-name="P8">[nom de la personne qui doit valider le document]</text:p>
          </table:table-cell>
        </table:table-row>
      </table:table>
      <text:p text:style-name="P5"/>
      <text:p text:style-name="P16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409jm82qlgst" text:style-name="Index_20_Link" text:visited-style-name="Index_20_Link"><text:span text:style-name="T5">I. Choix technologiques<text:tab/></text:span></text:a><text:span text:style-name="T1">2</text:span></text:p>
          <text:p text:style-name="P17"><text:a xlink:type="simple" xlink:href="#_ex0md8td8283" text:style-name="Index_20_Link" text:visited-style-name="Index_20_Link"><text:span text:style-name="T5">II. Liens avec le back-end<text:tab/></text:span></text:a><text:span text:style-name="T1">3</text:span></text:p>
          <text:p text:style-name="P18"><text:a xlink:type="simple" xlink:href="#_a61v3uh5vs19" text:style-name="Index_20_Link" text:visited-style-name="Index_20_Link"><text:span text:style-name="T5">III. Préconisations concernant le domaine et l’hébergement<text:tab/></text:span></text:a><text:span text:style-name="T1">3</text:span></text:p>
          <text:p text:style-name="P17"><text:a xlink:type="simple" xlink:href="#_n56najuvb5ys" text:style-name="Index_20_Link" text:visited-style-name="Index_20_Link"><text:span text:style-name="T5">IV. Accessibilité<text:tab/></text:span></text:a><text:span text:style-name="T1">3</text:span></text:p>
          <text:p text:style-name="P17"><text:a xlink:type="simple" xlink:href="#_l80x4g9stizp" text:style-name="Index_20_Link" text:visited-style-name="Index_20_Link"><text:span text:style-name="T5">V. Recommandations en termes de sécurité<text:tab/></text:span></text:a><text:span text:style-name="T1">3</text:span></text:p>
          <text:p text:style-name="P17"><text:a xlink:type="simple" xlink:href="#_vbbknpfyus5o" text:style-name="Index_20_Link" text:visited-style-name="Index_20_Link"><text:span text:style-name="T5">VI. Maintenance du site et futures mises à jour<text:tab/></text:span></text:a><text:span text:style-name="T1">4</text:span></text:p>
        </text:index-body>
      </text:table-of-content>
      <text:p text:style-name="P15"/>
      <text:p text:style-name="P13"/>
      <text:p text:style-name="P13"/>
      <text:p text:style-name="P13"/>
      <text:list xml:id="list3474155989905018123" text:style-name="WWNum3">
        <text:list-item>
          <text:p text:style-name="P29"><text:bookmark text:name="_409jm82qlgst"/><text:soft-page-break/>Choix technologiques</text:p>
        </text:list-item>
      </text:list>
      <text:p text:style-name="P6"/>
      <text:list xml:id="list7927461993332379685" text:style-name="WWNum4">
        <text:list-item>
          <text:p text:style-name="P35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Besoin </text:p>
          </table:table-cell>
          <table:table-cell table:style-name="Table2.A1" office:value-type="string">
            <text:p text:style-name="P10">Contraintes</text:p>
          </table:table-cell>
          <table:table-cell table:style-name="Table2.A1" office:value-type="string">
            <text:p text:style-name="P10">Solution</text:p>
          </table:table-cell>
          <table:table-cell table:style-name="Table2.A1" office:value-type="string">
            <text:p text:style-name="P10">Description de la solution</text:p>
          </table:table-cell>
          <table:table-cell table:style-name="Table2.A1" office:value-type="string">
            <text:p text:style-name="P10">Justification (2 arguments)</text:p>
          </table:table-cell>
        </table:table-row>
        <table:table-row table:style-name="Table2.1">
          <table:table-cell table:style-name="Table2.A2" office:value-type="string">
            <text:p text:style-name="P9">Ex. : </text:p>
            <text:p text:style-name="P9">Création d'une catégorie de menu</text:p>
          </table:table-cell>
          <table:table-cell table:style-name="Table2.A2" office:value-type="string">
            <text:p text:style-name="P9">Ex. : </text:p>
            <text:p text:style-name="P9">L'ajout d'une catégorie doit pouvoir se faire directement sur l'écran de création de menu depuis une modale.</text:p>
          </table:table-cell>
          <table:table-cell table:style-name="Table2.A2" office:value-type="string">
            <text:p text:style-name="P9">Ex. : </text:p>
            <text:p text:style-name="P9">react-modal </text:p>
          </table:table-cell>
          <table:table-cell table:style-name="Table2.A2" office:value-type="string">
            <text:p text:style-name="P9">Ex. : </text:p>
            <text:p text:style-name="P9">Cette librairie React permet de créer simplement des modales performantes, accessibles avec un minimum de code.</text:p>
            <text:p text:style-name="P14"/>
          </table:table-cell>
          <table:table-cell table:style-name="Table2.A2" office:value-type="string">
            <text:p text:style-name="P9">Ex. :</text:p>
            <text:p text:style-name="P9"><text:s/>1) Nous avons choisi de développer en React, la librairie est cohérente avec ce choix.</text:p>
            <text:p text:style-name="P9">2) Il s'agit de la librairie la plus utilisée.</text:p>
          </table:table-cell>
        </table:table-row>
        <table:table-row table:style-name="Table2.3">
          <table:table-cell table:style-name="Table2.A2" office:value-type="string">
            <text:p text:style-name="P19">Créer un menu</text:p>
          </table:table-cell>
          <table:table-cell table:style-name="Table2.A2" office:value-type="string">
            <text:p text:style-name="P19">Le restaurateur pourra ajouter -le nom des plats qui le composent par catégorie (entrée, plat ou dessert) ; </text:p>
            <text:list xml:id="list6351601985624837480" text:style-name="L1">
              <text:list-header>
                <text:p text:style-name="P44">- le prix du plat ;</text:p>
                <text:p text:style-name="P44">- la description du plat. </text:p>
              </text:list-header>
            </text:list>
          </table:table-cell>
          <table:table-cell table:style-name="Table2.A2" office:value-type="string">
            <text:p text:style-name="P21"><text:span text:style-name="Strong_20_Emphasis"><text:span text:style-name="T8">Package NPM</text:span></text:span></text:p>
            <text:p text:style-name="P21"><text:span text:style-name="Strong_20_Emphasis"><text:span text:style-name="T8">Technologies : HTML, CSS et React.js pour un affichage dynamique du menu et un formulaire d’ajout. Les plats sont stockés en state . Un formulaire permet de saisir nom, catégorie, prix et description ; à l’ajout, le plat apparaît directement dans la liste, triée par catégorie. </text:span></text:span></text:p>
          </table:table-cell>
          <table:table-cell table:style-name="Table2.A2" office:value-type="string">
            <text:p text:style-name="P2">Cette solution React permet au restaurateur d’ajouter facilement des plats via un formulaire, puis d’afficher un menu dynamique et trié, sans recharger la page. </text:p>
          </table:table-cell>
          <table:table-cell table:style-name="Table2.A2" office:value-type="string">
            <text:p text:style-name="P26">1)Nous avons choisi React pour créer une interface dynamique et réactive.</text:p>
            <text:p text:style-name="P26">2)Cette technologie est adaptée pour gérer des formulaires et des listes interactives.</text:p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>Personnaliser un menu</text:p>
          </table:table-cell>
          <table:table-cell table:style-name="Table2.A2" office:value-type="string">
            <text:p text:style-name="P2">Les restaurateurs <text:soft-page-break/>pourront : - enregistrer leurs préférences de branding, notamment pour enregistrer le logo du restaurant ; </text:p>
            <text:p text:style-name="P2">- choisir de façon dynamique la police et sa couleur </text:p>
          </table:table-cell>
          <table:table-cell table:style-name="Table2.A2" office:value-type="string">
            <text:p text:style-name="P2">HTML, CSS et <text:soft-page-break/>React.js pour gérer l’enregistrement du logo et des préférences visuelles. Les données sont stockées en <text:span text:style-name="Strong_20_Emphasis">state</text:span> ou via <text:span text:style-name="Strong_20_Emphasis">localStorage</text:span> pour conserver la personnalisation. </text:p>
          </table:table-cell>
          <table:table-cell table:style-name="Table2.A2" office:value-type="string">
            <text:p text:style-name="P2">Cette solution permet aux <text:soft-page-break/>restaurateurs de sauvegarder leur logo et d’adapter l’apparence du menu selon leur identité visuelle.</text:p>
          </table:table-cell>
          <table:table-cell table:style-name="Table2.A2" office:value-type="string">
            <text:p text:style-name="P2">1) Nous avons choisi React <text:soft-page-break/>pour rendre la personnalisation simple et dynamique. </text:p>
            <text:p text:style-name="P2">2)Le branding renforce la cohérence visuelle du site.</text:p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Diffuser un menu </text:p>
          </table:table-cell>
          <table:table-cell table:style-name="Table2.A5" office:value-type="string">
            <text:p text:style-name="P2">Une fois le menu prêt, il est possible de : - l’exporter en PDF ; - le diffuser sur Deliveroo ; - le partager sur Instagram. </text:p>
          </table:table-cell>
          <table:table-cell table:style-name="Table2.A5" office:value-type="string">
            <text:p text:style-name="P2">Utilisation de bibliothèques JavaScript (comme jsPDF) pour exporter le menu en PDF, et intégrations via API ou liens pour diffuser sur Deliveroo et Instagram. Le tout géré côté front-end avec React.js. </text:p>
          </table:table-cell>
          <table:table-cell table:style-name="Table2.A5" office:value-type="string">
            <text:p text:style-name="P2">Cette solution permet d’exporter le menu en PDF et de le partager facilement sur Deliveroo et Instagram, facilitant sa diffusion auprès des clients. </text:p>
          </table:table-cell>
          <table:table-cell table:style-name="Table2.A5" office:value-type="string">
            <text:p text:style-name="P26">1)Nous utilisons jsPDF pour une génération PDF simple et rapide.</text:p>
            <text:p text:style-name="P26">2)L’intégration des réseaux sociaux et plateformes de livraison optimise la visibilité du restaurant.</text:p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Imprimer un menu </text:p>
          </table:table-cell>
          <table:table-cell table:style-name="Table2.A5" office:value-type="string">
            <text:p text:style-name="P2">Une fois le menu prêt, il est également possible de l’imprimer </text:p>
          </table:table-cell>
          <table:table-cell table:style-name="Table2.A5" office:value-type="string">
            <text:p text:style-name="P2">Utilisation de la fonctionnalité native d’impression du navigateur via JavaScript (<text:span text:style-name="Source_20_Text">window.print()</text:span>), intégrée dans l’interface React pour permettre l’impression directe du menu. </text:p>
          </table:table-cell>
          <table:table-cell table:style-name="Table2.A5" office:value-type="string">
            <text:p text:style-name="P2">Cette solution permet d’imprimer facilement le menu prêt depuis le navigateur, sans nécessiter de téléchargement préalable. </text:p>
          </table:table-cell>
          <table:table-cell table:style-name="Table2.A5" office:value-type="string">
            <text:p text:style-name="P26">1)La fonction <text:span text:style-name="Source_20_Text">window.print()</text:span> est simple à implémenter et compatible avec tous les navigateurs.</text:p>
            <text:p text:style-name="P26">2)L’impression directe facilite la distribution papier rapide du menu.</text:p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Versions </text:p>
          </table:table-cell>
          <table:table-cell table:style-name="Table2.A5" office:value-type="string">
            <text:p text:style-name="P2">Le site devra être en version desktop. Pas de <text:soft-page-break/>version mobile à développer ni à prévoir. </text:p>
          </table:table-cell>
          <table:table-cell table:style-name="Table2.A5" office:value-type="string">
            <text:p text:style-name="P2">Le site sera développé en responsive design <text:soft-page-break/>limité à la version desktop, sans adaptation mobile. Le code HTML/CSS/React ciblera une résolution fixe adaptée aux écrans d’ordinateur. </text:p>
          </table:table-cell>
          <table:table-cell table:style-name="Table2.A5" office:value-type="string">
            <text:p text:style-name="P2">Cette solution garantit une interface optimisée pour les <text:soft-page-break/>ordinateurs, sans développement spécifique pour mobile. </text:p>
          </table:table-cell>
          <table:table-cell table:style-name="Table2.A5" office:value-type="string">
            <text:p text:style-name="P26">1)La contrainte permet de se concentrer sur une version <text:soft-page-break/>desktop complète et stable.</text:p>
            <text:p text:style-name="P26">2)Cela simplifie le développement en évitant la gestion des différentes tailles d’écran.</text:p>
            <text:p text:style-name="P26"/>
          </table:table-cell>
        </table:table-row>
        <table:table-row table:style-name="Table2.1">
          <table:table-cell table:style-name="Table2.A5" office:value-type="string">
            <text:p text:style-name="P2">Couleurs du site </text:p>
          </table:table-cell>
          <table:table-cell table:style-name="Table2.A5" office:value-type="string">
            <text:p text:style-name="P2">Couleurs principales : - Beige : #FFF4E8 - Green : #8BC7B1 - Black : #000 - White : #FFF - Brown : #C5A073 </text:p>
          </table:table-cell>
          <table:table-cell table:style-name="Table2.A5" office:value-type="string">
            <text:p text:style-name="P2">Le site utilisera ces couleurs principales définies en variables CSS pour assurer cohérence et facilité de maintenance : beige (#FFF4E8), green (#8BC7B1), black (#000), white (#FFF), brown (#C5A073). </text:p>
          </table:table-cell>
          <table:table-cell table:style-name="Table2.A5" office:value-type="string">
            <text:p text:style-name="P2">Cette solution garantit une charte graphique homogène en appliquant les couleurs à l’ensemble des éléments du site via CSS. </text:p>
          </table:table-cell>
          <table:table-cell table:style-name="Table2.A5" office:value-type="string">
            <text:p text:style-name="P26">1)L’utilisation de variables CSS facilite la gestion et les modifications futures des couleurs.</text:p>
            <text:p text:style-name="P26"/>
            <text:p text:style-name="P26"/>
          </table:table-cell>
        </table:table-row>
        <table:table-row table:style-name="Table2.1">
          <table:table-cell table:style-name="Table2.A5" office:value-type="string">
            <text:p text:style-name="P2">Maquette </text:p>
          </table:table-cell>
          <table:table-cell table:style-name="Table2.A5" office:value-type="string">
            <text:p text:style-name="P2">La maquette présentant le résultat attendu pour le site est disponible ici. <text:s/></text:p>
          </table:table-cell>
          <table:table-cell table:style-name="Table2.A5" office:value-type="string">
            <text:p text:style-name="P2">Le développement suivra strictement la maquette fournie, en utilisant HTML, CSS et React pour reproduire fidèlement le design attendu. </text:p>
          </table:table-cell>
          <table:table-cell table:style-name="Table2.A5" office:value-type="string">
            <text:p text:style-name="P2">Cette solution garantit que l’interface finale correspondra précisément à la maquette, assurant une expérience utilisateur conforme aux attentes. </text:p>
          </table:table-cell>
          <table:table-cell table:style-name="Table2.A5" office:value-type="string">
            <text:p text:style-name="P26">Se baser sur la maquette assure la cohérence visuelle et fonctionnelle du site.</text:p>
            <text:list xml:id="list4282499433440941168" text:style-name="L2">
              <text:list-item>
                <text:p text:style-name="P45">Cela facilite la communication entre designers et développeurs, réduisant les risques d’erreurs.</text:p>
              </text:list-item>
            </text:list>
            <text:p text:style-name="P26"/>
          </table:table-cell>
        </table:table-row>
        <table:table-row table:style-name="Table2.1">
          <table:table-cell table:style-name="Table2.A5" office:value-type="string">
            <text:p text:style-name="P2">Compatibilité navigateurs </text:p>
          </table:table-cell>
          <table:table-cell table:style-name="Table2.A5" office:value-type="string">
            <text:p text:style-name="P2">Pour le moment, on se <text:soft-page-break/>contente de la compatibilité avec les dernières versions de Chrome, Safari et Firefox </text:p>
          </table:table-cell>
          <table:table-cell table:style-name="Table2.A5" office:value-type="string">
            <text:p text:style-name="P2">Le site sera développé <text:soft-page-break/>et testé pour fonctionner uniquement sur les dernières versions de Chrome, Safari et Firefox, en utilisant des standards web modernes compatibles avec ces navigateurs. </text:p>
          </table:table-cell>
          <table:table-cell table:style-name="Table2.A5" office:value-type="string">
            <text:p text:style-name="P2">Cette solution garantit une <text:soft-page-break/>expérience optimale sur les principaux navigateurs récents, sans prise en charge des versions plus anciennes. </text:p>
          </table:table-cell>
          <table:table-cell table:style-name="Table2.A5" office:value-type="string">
            <text:p text:style-name="P26">Cibler les dernières versions <text:soft-page-break/>simplifie le développement en utilisant les fonctionnalités modernes.</text:p>
            <text:list xml:id="list6556073574012030697" text:style-name="L3">
              <text:list-item>
                <text:p text:style-name="P46">Cela répond aux besoins actuels des utilisateurs majoritaires sans complexité supplémentaire.</text:p>
              </text:list-item>
            </text:list>
            <text:p text:style-name="P26"/>
          </table:table-cell>
        </table:table-row>
        <table:table-row table:style-name="Table2.1">
          <table:table-cell table:style-name="Table2.A5" office:value-type="string">
            <text:p text:style-name="P2">Lien avec le back-end </text:p>
          </table:table-cell>
          <table:table-cell table:style-name="Table2.A5" office:value-type="string">
            <text:p text:style-name="P2">Il faudra déterminer la programmation côté serveur : choisir le langage, l’API et la base de données les mieux adaptés pour le projet. </text:p>
          </table:table-cell>
          <table:table-cell table:style-name="Table2.A5" office:value-type="string">
            <text:p text:style-name="P2"><text:span text:style-name="T8">Utilisation de </text:span><text:span text:style-name="Strong_20_Emphasis"><text:span text:style-name="T8">Node.js</text:span></text:span><text:span text:style-name="T8"> avec </text:span><text:span text:style-name="Strong_20_Emphasis"><text:span text:style-name="T8">Express</text:span></text:span><text:span text:style-name="T8"> pour le serveur et l’API REST, et </text:span><text:span text:style-name="Strong_20_Emphasis"><text:span text:style-name="T8">MongoDB</text:span></text:span><text:span text:style-name="T8"> comme base de données NoSQL pour stocker les plats, menus et préférences. </text:span></text:p>
          </table:table-cell>
          <table:table-cell table:style-name="Table2.A5" office:value-type="string">
            <text:p text:style-name="P2">Cette stack (Node.js + Express + MongoDB) permet de créer une API performante et flexible, facile à intégrer avec React côté front-end, et adaptée à la gestion de données structurées et semi-structurées. </text:p>
          </table:table-cell>
          <table:table-cell table:style-name="Table2.A5" office:value-type="string">
            <text:p text:style-name="P26">1)Node.js est compatible avec JavaScript côté client, facilitant la cohérence du projet.</text:p>
            <text:p text:style-name="P26">2)MongoDB offre une grande souplesse pour stocker des données évolutives comme les menus et préférences.</text:p>
            <text:p text:style-name="P26"/>
          </table:table-cell>
        </table:table-row>
        <table:table-row table:style-name="Table2.1">
          <table:table-cell table:style-name="Table2.A5" office:value-type="string">
            <text:p text:style-name="P2">Nom de domaine </text:p>
          </table:table-cell>
          <table:table-cell table:style-name="Table2.A5" office:value-type="string">
            <text:p text:style-name="P2">Le nom de domaine sera très probablement un sous-domaine de Qwenta ➡️ en cours de validation. </text:p>
          </table:table-cell>
          <table:table-cell table:style-name="Table2.A5" office:value-type="string">
            <text:p text:style-name="P2">Le site sera hébergé sur un sous-domaine de Qwenta, une fois la validation officielle obtenue. </text:p>
          </table:table-cell>
          <table:table-cell table:style-name="Table2.A5" office:value-type="string">
            <text:p text:style-name="P2">Cette solution permet d’intégrer le site dans l’écosystème existant de Qwenta, facilitant la gestion et la cohérence des services. </text:p>
          </table:table-cell>
          <table:table-cell table:style-name="Table2.A5" office:value-type="string">
            <text:p text:style-name="P26">Utiliser un sous-domaine assure une visibilité liée à la marque Qwenta.</text:p>
            <text:list xml:id="list697277657357002710" text:style-name="L4">
              <text:list-item>
                <text:p text:style-name="P47">Cela simplifie l’administration et la maintenance du site.</text:p>
              </text:list-item>
            </text:list>
            <text:p text:style-name="P26"/>
          </table:table-cell>
        </table:table-row>
        <table:table-row table:style-name="Table2.1">
          <table:table-cell table:style-name="Table2.A5" office:value-type="string">
            <text:p text:style-name="P2">Accessibilité </text:p>
          </table:table-cell>
          <table:table-cell table:style-name="Table2.A5" office:value-type="string">
            <text:p text:style-name="P2">L'application devra être <text:soft-page-break/>accessible au minimum : navigable depuis le clavier, et lisible par un lecteur d'écran. </text:p>
          </table:table-cell>
          <table:table-cell table:style-name="Table2.A5" office:value-type="string">
            <text:p text:style-name="P2">Le site sera développé <text:soft-page-break/>en respectant les bonnes pratiques d’accessibilité : navigation complète au clavier et compatibilité avec les lecteurs d’écran grâce aux attributs ARIA et à une structure HTML sémantique. </text:p>
          </table:table-cell>
          <table:table-cell table:style-name="Table2.A5" office:value-type="string">
            <text:p text:style-name="P26">Cette solution garantit que <text:soft-page-break/>l’application pourra être utilisée sans souris et lue correctement par les technologies d’assistance.</text:p>
            <text:p text:style-name="P2"/>
          </table:table-cell>
          <table:table-cell table:style-name="Table2.A5" office:value-type="string">
            <text:p text:style-name="P26">1)Respecter l’accessibilité <text:soft-page-break/>améliore l’expérience pour tous les utilisateurs, notamment les personnes en situation de handicap.</text:p>
            <text:p text:style-name="P26">2) Les standards ARIA et HTML sémantique sont largement supportés par les navigateurs modernes et lecteurs d’écran.</text:p>
            <text:p text:style-name="P26"/>
          </table:table-cell>
        </table:table-row>
        <table:table-row table:style-name="Table2.14">
          <table:table-cell table:style-name="Table2.A5" office:value-type="string">
            <text:p text:style-name="P2">SEO </text:p>
          </table:table-cell>
          <table:table-cell table:style-name="Table2.A5" office:value-type="string">
            <text:p text:style-name="P2">La stratégie d'acquisition ne prévoit pas d'exigences particulières en termes de SEO</text:p>
          </table:table-cell>
          <table:table-cell table:style-name="Table2.A5" office:value-type="string">
            <text:p text:style-name="P2">Le site sera développé avec une structure HTML propre et des balises sémantiques, sans optimisation SEO poussée. </text:p>
          </table:table-cell>
          <table:table-cell table:style-name="Table2.A5" office:value-type="string">
            <text:p text:style-name="P2">Cette solution assure une bonne base SEO standard, suffisante pour le moment selon les besoins du projet. </text:p>
          </table:table-cell>
          <table:table-cell table:style-name="Table2.A5" office:value-type="string">
            <text:p text:style-name="P26">Une structure propre facilite le référencement naturel de base.</text:p>
            <text:list xml:id="list5052898306386222789" text:style-name="L5">
              <text:list-item>
                <text:p text:style-name="P48">L’absence d’exigences SEO spécifiques permet de se concentrer sur les fonctionnalités principales.</text:p>
              </text:list-item>
            </text:list>
            <text:p text:style-name="P28">Demander à ChatGPT</text:p>
            <text:p text:style-name="P26"/>
          </table:table-cell>
        </table:table-row>
        <table:table-row table:style-name="Table2.1">
          <table:table-cell table:style-name="Table2.A5" office:value-type="string">
            <text:p text:style-name="P2">Analyse du comportement utilisateur </text:p>
          </table:table-cell>
          <table:table-cell table:style-name="Table2.A5" office:value-type="string">
            <text:p text:style-name="P2">Il n'y aura pas d'outil à intégrer pour capter le comportement des utilisateurs pour le moment. </text:p>
          </table:table-cell>
          <table:table-cell table:style-name="Table2.A5" office:value-type="string">
            <text:p text:style-name="P2">Aucun outil de suivi ou d’analyse du comportement utilisateur ne sera intégré dans cette première version du site. </text:p>
          </table:table-cell>
          <table:table-cell table:style-name="Table2.A5" office:value-type="string">
            <text:p text:style-name="P2">Cette solution se concentre uniquement sur les fonctionnalités principales sans collecte de données utilisateur. </text:p>
          </table:table-cell>
          <table:table-cell table:style-name="Table2.A5" office:value-type="string">
            <text:p text:style-name="P26">1)Cela simplifie le développement et respecte la confidentialité des utilisateurs.</text:p>
            <text:p text:style-name="P26">2)L’intégration d’outils d’analyse pourra être envisagée ultérieurement selon les besoins.</text:p>
            <text:p text:style-name="P26"><text:soft-page-break/></text:p>
          </table:table-cell>
        </table:table-row>
      </table:table>
      <text:p text:style-name="P12"/>
      <text:list xml:id="list37759916" text:continue-list="list3474155989905018123" text:style-name="WWNum3">
        <text:list-item>
          <text:p text:style-name="P30"><text:bookmark text:name="_ex0md8td8283"/>Liens avec le back-end </text:p>
        </text:list-item>
      </text:list>
      <text:p text:style-name="P8"/>
      <text:list xml:id="list8364737879855605832" text:style-name="WWNum6">
        <text:list-item>
          <text:p text:style-name="P40"><text:span text:style-name="T1">Quel langage pour le serveur ? <text:s/></text:span><text:span text:style-name="T2">Ex. :</text:span><text:span text:style-name="T1"> </text:span><text:span text:style-name="T2">NodeJS / PHP / Python, etc.</text:span></text:p>
        </text:list-item>
        <text:list-item>
          <text:p text:style-name="P37">A-t-on besoin d’une API ? Si oui laquelle ? <text:s/></text:p>
        </text:list-item>
        <text:list-item>
          <text:p text:style-name="P40"><text:span text:style-name="T1">Base de données choisie : </text:span><text:span text:style-name="T2">Ex : SQL / NO SQL</text:span><text:span text:style-name="T1">.<text:line-break/></text:span></text:p>
        </text:list-item>
      </text:list>
      <text:p text:style-name="P27"><text:span text:style-name="Strong_20_Emphasis">Langage serveur :</text:span><text:line-break/>Nous proposons d’utiliser <text:span text:style-name="Strong_20_Emphasis">Node.js</text:span> pour le serveur, car il permet d’écrire du JavaScript côté serveur, ce qui assure une cohérence avec le front-end React. Node.js est performant, scalable, et très populaire dans les projets web modernes.</text:p>
      <text:p text:style-name="Text_20_body"><text:span text:style-name="Strong_20_Emphasis">API :</text:span><text:line-break/>Une <text:span text:style-name="Strong_20_Emphasis">API REST</text:span> sera mise en place avec le framework <text:span text:style-name="Strong_20_Emphasis">Express.js</text:span>, qui s’intègre parfaitement à Node.js. Elle permettra la communication entre le front-end et le back-end, notamment pour la gestion des plats, menus, personnalisation et diffusion.</text:p>
      <text:p text:style-name="Text_20_body"><text:span text:style-name="Strong_20_Emphasis">Base de données :</text:span><text:line-break/>Nous privilégions <text:span text:style-name="Strong_20_Emphasis">MongoDB</text:span>, une base NoSQL, car elle offre une grande flexibilité pour stocker des données semi-structurées comme les menus, préférences de branding, et autres configurations. Cela facilitera les évolutions futures du projet.</text:p>
      <text:p text:style-name="P7"/>
      <text:p text:style-name="P7"/>
      <text:list xml:id="list37777119" text:continue-list="list37759916" text:style-name="WWNum3">
        <text:list-item>
          <text:p text:style-name="P32">Préconisations concernant le domaine et l’hébergement</text:p>
        </text:list-item>
      </text:list>
      <text:p text:style-name="P8"/>
      <text:list xml:id="list3179667024074844439" text:style-name="WWNum7">
        <text:list-item>
          <text:p text:style-name="P38">Nom du domaine.</text:p>
        </text:list-item>
        <text:list-item>
          <text:p text:style-name="P38">Nom de l’hébergement.</text:p>
        </text:list-item>
        <text:list-item>
          <text:p text:style-name="P38">Adresses e-mail.<text:line-break/></text:p>
        </text:list-item>
      </text:list>
      <text:p text:style-name="P20"/>
      <text:p text:style-name="P19"><text:soft-page-break/><text:span text:style-name="T4"><text:s/></text:span><text:span text:style-name="Strong_20_Emphasis">Nom de domaine :</text:span><text:line-break/>Le site sera hébergé sur un <text:span text:style-name="Strong_20_Emphasis">sous-domaine de Qwenta</text:span>, en attente de validation officielle. Cela permettra de conserver une cohérence de marque et une meilleure gestion centralisée. <text:span text:style-name="T10">Propo URL</text:span></text:p>
      <text:p text:style-name="Text_20_body"><text:span text:style-name="Strong_20_Emphasis">Nom de l’hébergement :</text:span><text:line-break/>L’hébergement pourra être assuré via un service cloud fiable comme <text:span text:style-name="Strong_20_Emphasis">Heroku</text:span>, <text:span text:style-name="Strong_20_Emphasis">AWS</text:span> ou <text:span text:style-name="Strong_20_Emphasis">Vercel</text:span>, en fonction des besoins de scalabilité et de budget. Le choix final se fera après analyse précise des contraintes techniques. <text:span text:style-name="T10">google cloud platform</text:span></text:p>
      <text:p text:style-name="Text_20_body"><text:span text:style-name="Strong_20_Emphasis">Adresses e-mail :</text:span><text:line-break/>Les adresses e-mail liées au domaine Qwenta seront utilisées pour la gestion des communications, avec la possibilité de configurer des adresses dédiées pour le support ou la gestion du site. <text:span text:style-name="T10">Propo adresse</text:span></text:p>
      <text:p text:style-name="P20"/>
      <text:list xml:id="list37761746" text:continue-list="list37777119" text:style-name="WWNum3">
        <text:list-item>
          <text:p text:style-name="P31"><text:bookmark text:name="_n56najuvb5ys"/>Accessibilité<text:line-break/></text:p>
        </text:list-item>
      </text:list>
      <text:list xml:id="list9063293089150394528" text:style-name="WWNum1">
        <text:list-item>
          <text:p text:style-name="P39">Compatibilité navigateur.</text:p>
        </text:list-item>
        <text:list-item>
          <text:p text:style-name="P39">Types d’appareils.<text:line-break/></text:p>
        </text:list-item>
      </text:list>
      <text:p text:style-name="P6"/>
      <text:p text:style-name="P2"><text:span text:style-name="T3"><text:s/></text:span><text:span text:style-name="Strong_20_Emphasis">Compatibilité navigateur :</text:span><text:line-break/>Le site sera développé et testé pour les <text:span text:style-name="Strong_20_Emphasis">dernières versions de Chrome, Safari et Firefox</text:span>, ce qui permettra d’utiliser les standards web modernes tout en garantissant une expérience utilisateur fluide.</text:p>
      <text:p text:style-name="P2"/>
      <text:p text:style-name="Text_20_body"><text:span text:style-name="Strong_20_Emphasis">Types d’appareils :</text:span><text:line-break/>Le site sera conçu uniquement en <text:span text:style-name="Strong_20_Emphasis">version desktop</text:span>, sans adaptation mobile. Cette contrainte simplifie le développement en ciblant une résolution d’écran fixe adaptée aux ordinateurs.</text:p>
      <text:p text:style-name="P6"/>
      <text:p text:style-name="P6"/>
      <text:list xml:id="list37773583" text:continue-list="list37761746" text:style-name="WWNum3">
        <text:list-item>
          <text:p text:style-name="P31"><text:bookmark text:name="_l80x4g9stizp"/>Recommandations en termes de sécurité<text:line-break/></text:p>
        </text:list-item>
      </text:list>
      <text:list xml:id="list5936238365668897455" text:style-name="WWNum5">
        <text:list-item>
          <text:p text:style-name="P42"><text:span text:style-name="T1">Accès aux comptes, plugins…<text:line-break/><text:line-break/></text:span><text:soft-page-break/><text:span text:style-name="Strong_20_Emphasis">Accès aux comptes :</text:span><text:line-break/>Les accès administrateurs seront protégés par une authentification sécurisée, idéalement via un système de login avec mot de passe fort et possibilité d’authentification à deux facteurs (2FA) à l’avenir.</text:p>
        </text:list-item>
      </text:list>
      <text:p text:style-name="P41"/>
      <text:p text:style-name="P43">Parler de la base de donnée /!\ (no fuite)</text:p>
      <text:list xml:id="list37765128" text:continue-numbering="true" text:style-name="WWNum5">
        <text:list-header>
          <text:p text:style-name="P42"/>
          <text:p text:style-name="P42"><text:span text:style-name="Strong_20_Emphasis">Plugins et dépendances :</text:span><text:line-break/>Toutes les librairies et dépendances utilisées seront régulièrement mises à jour pour éviter les failles de sécurité. Seules des sources fiables seront intégrées pour limiter les risques.</text:p>
        </text:list-header>
      </text:list>
      <text:p text:style-name="P8"/>
      <text:list xml:id="list37756477" text:continue-list="list37773583" text:style-name="WWNum3">
        <text:list-item>
          <text:p text:style-name="P31"><text:bookmark text:name="_vbbknpfyus5o"/><text:span text:style-name="T6">Maintenance du site et futures mises à jour</text:span><text:span text:style-name="T7"><text:line-break/></text:span></text:p>
        </text:list-item>
      </text:list>
      <text:list xml:id="list4740343348119465428" text:style-name="WWNum2">
        <text:list-item>
          <text:p text:style-name="P36">Grandes lignes du contrat de maintenance.</text:p>
        </text:list-item>
      </text:list>
      <text:p text:style-name="P24"/>
      <text:p text:style-name="P24"/>
      <text:p text:style-name="P25"><text:span text:style-name="Strong_20_Emphasis">Contrat de maintenance :</text:span></text:p>
      <text:p text:style-name="P22">Un contrat sera établi pour assurer :</text:p>
      <text:list xml:id="list7495965242824719914" text:style-name="L6">
        <text:list-item>
          <text:p text:style-name="P49">La mise à jour régulière des dépendances et correctifs de sécurité.</text:p>
        </text:list-item>
        <text:list-item>
          <text:p text:style-name="P49">Le support en cas de bugs ou dysfonctionnements.</text:p>
        </text:list-item>
        <text:list-item>
          <text:p text:style-name="P49">L’ajout de nouvelles fonctionnalités selon les besoins futurs.</text:p>
        </text:list-item>
      </text:list>
      <text:p text:style-name="Text_20_body">Ce contrat pourra être adapté en fonction de l’évolution du projet et des ressources disponibles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1" style:font-size-asian="15pt" style:font-weight-asian="bold" style:font-name-complex="Montserrat1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24.218cm" svg:y="-2.196cm" svg:width="2.676cm" svg:height="1.355cm" draw:z-index="8"><draw:image xlink:href="Pictures/100000000000051D0000028F4FDACAC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7-25T17:50:11.36</dc:date>
    <meta:editing-duration>PT1H28M11S</meta:editing-duration>
    <meta:editing-cycles>7</meta:editing-cycles>
    <meta:document-statistic meta:table-count="2" meta:image-count="1" meta:object-count="0" meta:page-count="9" meta:paragraph-count="147" meta:word-count="1834" meta:character-count="12005"/>
  </office:meta>
</office:document-meta>
</file>